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left" draw:textarea-vertical-align="bottom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_20_concave" draw:marker-end-width="0.3cm" draw:textarea-horizontal-align="center" draw:textarea-vertical-align="middle"/>
    </style:style>
    <style:style style:name="gr4" style:family="graphic" style:parent-style-name="standard">
      <style:graphic-properties draw:fill-color="#ffff99"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 fo:font-weight="bold" style:font-size-asian="18pt" style:font-size-complex="18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4" style:family="paragraph">
      <style:paragraph-properties fo:text-align="center"/>
      <style:text-properties fo:font-size="14pt"/>
    </style:style>
    <style:style style:name="T1" style:family="text">
      <style:text-properties fo:font-size="14pt" fo:font-weight="bold"/>
    </style:style>
    <style:style style:name="T2" style:family="text">
      <style:text-properties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5" draw:id="id5" draw:layer="layout" svg:width="17.1cm" svg:height="4.607cm" svg:x="0.9cm" svg:y="4.893cm">
          <text:p text:style-name="P1"><text:span text:style-name="T1">modu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2" draw:id="id12" draw:layer="layout" svg:width="3.231cm" svg:height="0.809cm" svg:x="10.9cm" svg:y="7.4cm">
          <text:p text:style-name="P1"><text:span text:style-name="T2">module-it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" draw:id="id1" draw:layer="layout" svg:width="3.233cm" svg:height="0.808cm" svg:x="7.834cm" svg:y="10.237cm">
          <text:p text:style-name="P1"><text:span text:style-name="T2">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232cm" svg:height="0.808cm" svg:x="3.5cm" svg:y="12.9cm">
          <text:p text:style-name="P1"><text:span text:style-name="T2">test-doc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9.45cm" svg:y1="11.045cm" svg:x2="9.45cm" svg:y2="11.592cm" draw:start-shape="id1" draw:start-glue-point="2" draw:end-shape="id2" draw:end-glue-point="0" svg:d="m9450 11045v547">
          <text:p/>
        </draw:connector>
        <draw:custom-shape draw:style-name="gr2" draw:text-style-name="P3" xml:id="id3" draw:id="id3" draw:layer="layout" svg:width="3.802cm" svg:height="0.808cm" svg:x="7.549cm" svg:y="2.1cm">
          <text:p text:style-name="P1"><text:span text:style-name="T2">maven-plu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9.45cm" svg:y1="2.908cm" svg:x2="9.45cm" svg:y2="3.5cm" draw:start-shape="id3" draw:start-glue-point="2" draw:end-shape="id4" draw:end-glue-point="0" svg:d="m9450 2908v592">
          <text:p/>
        </draw:connector>
        <draw:custom-shape draw:style-name="gr2" draw:text-style-name="P3" draw:layer="layout" svg:width="4.6cm" svg:height="0.809cm" svg:x="2.7cm" svg:y="6.291cm">
          <text:p text:style-name="P1"><text:span text:style-name="T2">module-conflue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233cm" svg:height="0.807cm" svg:x="7.3cm" svg:y="7.4cm">
          <text:p text:style-name="P1"><text:span text:style-name="T2">module-rt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9.45cm" svg:y1="9.5cm" svg:x2="9.45cm" svg:y2="10.237cm" draw:start-shape="id5" draw:start-glue-point="2" draw:end-shape="id1" draw:end-glue-point="0" svg:d="m9450 9500v737">
          <text:p/>
        </draw:connector>
        <draw:custom-shape draw:style-name="gr4" draw:text-style-name="P3" xml:id="id6" draw:id="id6" draw:layer="layout" svg:width="4.233cm" svg:height="0.809cm" svg:x="12cm" svg:y="3cm">
          <text:p text:style-name="P1"><text:span text:style-name="T2">maven-plugin-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1.351cm" svg:y1="2.504cm" svg:x2="14.116cm" svg:y2="3cm" draw:start-shape="id3" draw:start-glue-point="1" draw:end-shape="id6" draw:end-glue-point="0" svg:d="m11351 2504 2765 496">
          <text:p/>
        </draw:connector>
        <draw:custom-shape draw:style-name="gr2" draw:text-style-name="P3" draw:layer="layout" svg:width="3.3cm" svg:height="0.807cm" svg:x="2cm" svg:y="5.193cm">
          <text:p text:style-name="P1"><text:span text:style-name="T2">module-ap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231cm" svg:height="0.809cm" svg:x="12.3cm" svg:y="6.291cm">
          <text:p text:style-name="P1"><text:span text:style-name="T2">module-late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233cm" svg:height="0.807cm" svg:x="8.2cm" svg:y="6.293cm">
          <text:p text:style-name="P1"><text:span text:style-name="T2">module-twik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733cm" svg:height="0.809cm" svg:x="1.267cm" svg:y="7.4cm">
          <text:p text:style-name="P1"><text:span text:style-name="T2">module-docbook-si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233cm" svg:height="0.809cm" svg:x="13.767cm" svg:y="5.191cm">
          <text:p text:style-name="P1"><text:span text:style-name="T2">module-f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7" draw:id="id7" draw:layer="layout" svg:width="3.233cm" svg:height="0.809cm" svg:x="14.467cm" svg:y="7.4cm">
          <text:p text:style-name="P1"><text:span text:style-name="T2">module-f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6.083cm" svg:y1="8.209cm" svg:x2="16.116cm" svg:y2="10.2cm" draw:start-shape="id7" draw:start-glue-point="2" draw:end-shape="id8" draw:end-glue-point="0" svg:d="m16083 8209 33 1991">
          <text:p/>
        </draw:connector>
        <draw:custom-shape draw:style-name="gr4" draw:text-style-name="P3" xml:id="id9" draw:id="id9" draw:layer="layout" svg:width="4.199cm" svg:height="0.809cm" svg:x="2.801cm" svg:y="2.991cm">
          <text:p text:style-name="P1"><text:span text:style-name="T2">maven-doxia-too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7.549cm" svg:y1="2.504cm" svg:x2="4.9cm" svg:y2="2.991cm" draw:start-shape="id3" draw:start-glue-point="3" draw:end-shape="id9" draw:end-glue-point="0" svg:d="m7549 2504-2649 487">
          <text:p/>
        </draw:connector>
        <draw:custom-shape draw:style-name="gr4" draw:text-style-name="P3" xml:id="id11" draw:id="id11" draw:layer="layout" svg:width="3.233cm" svg:height="0.809cm" svg:x="12cm" svg:y="12.891cm">
          <text:p text:style-name="P1"><text:span text:style-name="T2">plex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1.066cm" svg:y1="13.296cm" svg:x2="12cm" svg:y2="13.295cm" draw:start-shape="id10" draw:start-glue-point="1" draw:end-shape="id11" draw:end-glue-point="3" svg:d="m11066 13296 934-1">
          <text:p/>
        </draw:connector>
        <draw:custom-shape draw:style-name="gr2" draw:text-style-name="P3" xml:id="id2" draw:id="id2" draw:layer="layout" svg:width="3.232cm" svg:height="0.808cm" svg:x="7.834cm" svg:y="11.592cm">
          <text:p text:style-name="P1"><text:span text:style-name="T2">sink-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0" draw:id="id10" draw:layer="layout" svg:width="3.232cm" svg:height="0.808cm" svg:x="7.834cm" svg:y="12.892cm">
          <text:p text:style-name="P1"><text:span text:style-name="T2">logging-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" draw:id="id4" draw:layer="layout" svg:width="3.802cm" svg:height="0.808cm" svg:x="7.549cm" svg:y="3.5cm">
          <text:p text:style-name="P1"><text:span text:style-name="T2">bo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233cm" svg:height="0.807cm" svg:x="5.967cm" svg:y="5.193cm">
          <text:p text:style-name="P1"><text:span text:style-name="T2">module-xdo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233cm" svg:height="0.807cm" svg:x="9.867cm" svg:y="5.193cm">
          <text:p text:style-name="P1"><text:span text:style-name="T2">module-xht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9.45cm" svg:y1="12.4cm" svg:x2="9.45cm" svg:y2="12.892cm" draw:start-shape="id2" draw:start-glue-point="2" draw:end-shape="id10" draw:end-glue-point="0" svg:d="m9450 12400v492">
          <text:p/>
        </draw:connector>
        <draw:connector draw:style-name="gr3" draw:text-style-name="P4" draw:layer="layout" draw:type="line" svg:x1="9.45cm" svg:y1="4.308cm" svg:x2="9.45cm" svg:y2="4.893cm" draw:start-shape="id4" draw:start-glue-point="2" draw:end-shape="id5" svg:d="m9450 4308v585">
          <text:p/>
        </draw:connector>
        <draw:custom-shape draw:style-name="gr4" draw:text-style-name="P3" xml:id="id13" draw:id="id13" draw:layer="layout" svg:width="1.7cm" svg:height="0.809cm" svg:x="11.665cm" svg:y="10.2cm">
          <text:p text:style-name="P1"><text:span text:style-name="T2">it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2.515cm" svg:y1="8.209cm" svg:x2="12.515cm" svg:y2="10.2cm" draw:start-shape="id12" draw:start-glue-point="2" draw:end-shape="id13" draw:end-glue-point="0" svg:d="m12515 8209v1991">
          <text:p/>
        </draw:connector>
        <draw:custom-shape draw:style-name="gr4" draw:text-style-name="P3" xml:id="id8" draw:id="id8" draw:layer="layout" svg:width="1.233cm" svg:height="0.809cm" svg:x="15.5cm" svg:y="10.2cm">
          <text:p text:style-name="P1"><text:span text:style-name="T2">f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4" draw:id="id14" draw:layer="layout" svg:width="4.733cm" svg:height="0.809cm" svg:x="3.331cm" svg:y="8.479cm">
          <text:p text:style-name="P1"><text:span text:style-name="T2">module-markdow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5.697cm" svg:y1="9.288cm" svg:x2="5.7cm" svg:y2="10.191cm" draw:start-shape="id14" draw:start-glue-point="2" draw:end-shape="id15" draw:end-glue-point="0" svg:d="m5697 9288 3 903">
          <text:p/>
        </draw:connector>
        <draw:custom-shape draw:style-name="gr4" draw:text-style-name="P3" xml:id="id15" draw:id="id15" draw:layer="layout" svg:width="2.4cm" svg:height="0.809cm" svg:x="4.5cm" svg:y="10.191cm">
          <text:p text:style-name="P1"><text:span text:style-name="T2">pegdow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6" draw:id="id16" draw:layer="layout" svg:width="2.4cm" svg:height="0.809cm" svg:x="4.5cm" svg:y="11.5cm">
          <text:p text:style-name="P1"><text:span text:style-name="T2">parboi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5.7cm" svg:y1="11cm" svg:x2="5.7cm" svg:y2="11.5cm" draw:start-shape="id15" draw:start-glue-point="2" draw:end-shape="id16" draw:end-glue-point="0" svg:d="m5700 11000v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502</meta:generator>
    <meta:creation-date>2008-12-20T23:12:09</meta:creation-date>
    <dc:date>2012-02-29T23:17:30</dc:date>
    <meta:editing-cycles>20</meta:editing-cycles>
    <meta:editing-duration>PT4H57M18S</meta:editing-duration>
    <meta:document-statistic meta:object-count="38"/>
    <meta:user-defined meta:name="Info 1"/>
    <meta:user-defined meta:name="Info 2"/>
    <meta:user-defined meta:name="Info 3"/>
    <meta:user-defined meta:name="Info 4"/>
  </office:meta>
</office:document-meta>
</file>